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7.86mm"/>
    </style:style>
    <style:style style:name="co2" style:family="table-column">
      <style:table-column-properties fo:break-before="auto" style:column-width="23.41mm"/>
    </style:style>
    <style:style style:name="ro1" style:family="table-row">
      <style:table-row-properties style:row-height="5.1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Φύλλο1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DejaVu Sans" fo:font-size="10pt" fo:font-style="normal" fo:text-shadow="none" style:text-underline-style="none" fo:font-weight="bold" style:font-size-asian="10pt" style:font-style-asian="normal" style:font-weight-asian="bold" style:font-name-complex="DejaVu Sans" style:font-size-complex="10pt" style:font-style-complex="normal" style:font-weight-complex="bold"/>
    </style:style>
    <style:style style:name="ce2" style:family="table-cell" style:parent-style-name="Default">
      <style:table-cell-properties fo:padding="0.71mm"/>
    </style:style>
  </office:automatic-styles>
  <office:body>
    <office:spreadsheet>
      <table:calculation-settings table:case-sensitive="false" table:use-regular-expressions="false"/>
      <table:table table:name="Φύλλο1" table:style-name="ta1">
        <office:forms form:automatic-focus="false" form:apply-design-mode="false"/>
        <table:table-column table:style-name="co1" table:default-cell-style-name="ce2"/>
        <table:table-column table:style-name="co2" table:number-columns-repeated="256" table:default-cell-style-name="ce2"/>
        <table:table-column table:style-name="co2" table:number-columns-repeated="767" table:default-cell-style-name="Default"/>
        <table:table-row table:style-name="ro1">
          <table:table-cell table:style-name="ce1" office:value-type="string" calcext:value-type="string">
            <text:p>ΕΠΑΓΓΕΛΜ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ΑΓΡΟΤ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ΑΓΡΟΦΥΛΑΚΑ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ΑΙΣΘΗΤΙΚ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ΑΚΤΙΝΟΛΟΓ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ΑΝΑΛΟΓΙΣΤ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ΑΝΘΟΠΩΛ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ΑΝΘΡΑΚΩΡΥΧ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ΑΡΤΕΡΓΑΤ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ΑΡΤΟΠΟΙ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ΑΡΧΑΙΟΛΟΓ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ΑΡΧΙΤΕΚΤΩ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ΑΣΤΥΝΟΜΙΚ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ΑΣΦΑΛΙΣΤ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ΑΥΤΟΚΙΝΗΤΙΣΤΗΣ (ΟΔΗΓΟΣ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ΑΥΤΟΚΙΝΗΤΙΣΤΗΣ ΙΔΙΟΚΤΗΤΗΣ ΤΑΞ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ΒΕΝΖΙΝΟΠΩΛ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ΒΙΒΛΙΟΠΩΛ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ΒΙΟΛΟΓ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ΒΙΟΜΗΧΑΝ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ΒΙΟΤΕΧΝ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ΒΙΟΧΗΜΙΚ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ΒΥΡΣΟΔΕΨ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ΓΕΩΛΟΓ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ΓΕΩΠΟΝ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ΓΛΥΠΤ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ΓΟΥΝΟΠΟΙ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ΓΡΑΦΙΣΤΑ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ΓΥΜΝΑΣΤΗΣ/ΣΤΡΙ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ΔΑΣΚΑΛΟΣ ΠΟΛΕΜΙΚΩΝ ΤΕΧΝΩ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ΔΑΣΚΑΛΟΣ/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ΔΑΣΟΛΟΓ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ΔΑΣΟΠΟΝ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ΔΗΜΟΣΙΟΓΡΑΦ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ΔΗΜΟΤΙΚΟΣ ΥΠΑΛΛΗΛ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ΔΙΑΚΟΣΜΗΤΗΣ/ΤΡΙ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ΔΙΑΦΗΜΙΣΤ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ΔΙΚΑΣΤΙΚ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ΔΙΚΑΣΤΙΚΟΣ ΕΠΙΜΕΛΗΤ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ΔΙΚΗΓΟΡ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ΔΙΟΙΚΗΤΙΚΟΣ ΥΠΑΛΛΗΛ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ΔΙΠΛΩΜΑΤ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ΔΥΤ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ΕΓΚΛΗΜΑΤΟΛΟΓ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ΕΘΝΟΛΟΓ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ΕΙΣΟΔΗΜΑΤΙΑ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ΕΙΣΠΡΑΚΤΟΡΑΣ ΚΤΕΛ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ΕΚΔΟΡΕΑΣ-ΣΦΑΓΕΑ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ΕΚΔΟΤ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ΕΚΤΕΛΩΝΙΣΤ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ΕΛΑΙΟΧΡΩΜΑΤΙΣΤ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ΕΜΠΟΡ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ΕΠΙΚΟΙΝΩΝΙΟΛΟΓ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ΕΠΙΠΛΟΠΟΙ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ΕΠΙΣΤΗΜΟΝΙΚΟΣ ΣΥΝΕΡΓΑΤ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ΕΠΙΧΕΙΡΗΜΑΤΙΑ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ΕΠΟΧΙΑΚ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ΕΡΓΑΤΗΣ/ΤΡΙ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ΕΡΓΟΔΗΓ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ΕΡΓΟΛΑΒΟΣ ΚΗΔΕΙΩ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ΕΡΓΟΛΑΒΟΣ ΟΙΚΟΔΟΜΩ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ΕΡΕΥΝΗΤ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ΕΣΤΙΑΤΟΡΑ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ΕΦΟΠΛΙΣΤ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ΕΦΟΡΙΑΚ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ΖΑΧΑΡΟΠΛΑΣΤ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ΗΛ/ΓΟΣ ΜΗΧ/Κ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ΗΛΕΚΤΡΟΛΟΓ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ΗΛΕΚΤΡΟΝΙΚ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ΗΛΕΚΤΡΟΣΥΓΚΟΛΗΤ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ΘΕΡΜΑΣΤ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ΙΑΤΡΙΚΟΣ ΕΠΙΣΚΕΠΤ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ΙΑΤΡ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ΙΔ.ΦΡΟΝΤ.ΞΕΝ.ΓΛΩΣΣΩ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ΙΔΙΩΤΙΚΟΣ ΑΣΤΥΝΟΜΙΚ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ΙΕΡΕΑ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ΙΠΤΑΜΕΝΟΣ ΜΗΧΑΝΙΚ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ΙΠΤΑΜΕΝΟΣ ΦΡΟΝΤΙΣΤ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ΚΑΘΗΓ.ΦΥΣΙΚΗΣ ΑΓΩΓ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ΚΑΘΗΓΗΤΗΣ/ΡΙΑ ΞΕΝ. ΓΛΩΣΣ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ΚΑΘΗΓΗΤΗΣ/ΤΡΙΑ Α.Ε.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ΚΑΘΗΓΗΤΗΣ/ΤΡΙΑ ΜΕΣΗΣ ΕΚΠΑΙΔ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ΚΑΘΗΓΗΤΗΣ/ΤΡΙΑ ΜΟΥΣΙΚ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ΚΑΘΗΓΗΤΗΣ/ΤΡΙΑ Τ.Ε.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ΚΑΛΛΙΤΕΧΝ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ΚΕΡΑΜΟΠΟΙ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ΚΗΠΟΥΡ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ΚΛΩΣΤΟΥΦΑΝΤΟΥΡΓ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ΚΟΙΝΩΝΙΚΟΣ ΛΕΙΤΟΥΡΓ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ΚΟΙΝΩΝΙΟΛΟΓ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ΚΟΜΜΩΤΗΣ/ΤΡΙ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ΚΡΕΟΠΩΛ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ΚΤΗΝΙΑΤΡ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ΚΤΗΝΟΤΡΟΦ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ΛΑΤΟΜ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ΛΑΧΕΙΟΠΩΛ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ΛΙΘΟΓΡΑΦ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ΛΙΜΕΝΙΚ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ΛΟΓΙΣΤΗΣ/ΤΡΙ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ΛΟΓΟΤΕΧΝ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ΜΑΓΕΙΡΑ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ΜΑΘΗΜΑΤΙΚ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ΜΑΘΗΤΗΣ/ΤΡΙ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ΜΑΙ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ΜΑΝΑΒ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ΜΑΡΜΑΡΑ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ΜΕΛΙΣΣΟΚΟΜ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ΜΕΤΑΛΛΩΡΥΧ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ΜΕΤΑΦΡΑΣΤΗΣ/ΤΡΙ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ΜΗΧ. ΑΥΤ/ΤΩ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ΜΗΧΑΝ.ΕΣΩΤ.ΚΑΥΣ. (ΜΕΚ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ΜΗΧΑΝΙΚ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ΜΗΧΑΝΙΚΟΣ Α.Ε.Ι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ΜΗΧΑΝΙΚΟΣ ΑΥΤΟΚΙΝΗΤΩ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ΜΗΧΑΝΙΚΟΣ Τ.Ε.Ι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ΜΗΧΑΝΟΛΟΓ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ΜΗΧΑΝΟΥΡΓ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ΜΙΚΡΟΠΩΛΗΤ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ΜΟΔΙΣΤΡΑ/ΜΟΔΙΣΤΡ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ΜΟΛΥΒΔΟΧΥΤ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ΜΟΝΤΕΛΙΣΤ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ΜΟΥΣΙΚ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ΝΑΥΠΗΓ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ΝΑΥΤΙΚ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ΝΑΥΤΙΚΟΣ ΠΡΑΚΤΟΡΑ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ΝΗΠΙΑΓΩΓ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ΝΟΣΟΚΟΜΟΣ/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ΞΕΝΑΓ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ΞΕΝΟΔΟΧ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ΞΕΝΟΔΟΧΟΥΠΑΛΛΗΛ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ΞΥΛΟΥΡΓ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ΟΔΗΓ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ΟΔΟΝΤΙΑΤΡ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ΟΔΟΝΤΟΤΕΧΝΙΤ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ΟΙΚΙΑΚΗ ΒΟΗΘ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ΟΙΚΟΔΟΜ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ΟΙΚΟΝΟΜΟΛΟΓ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ΟΙΝΟΠΟΙ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ΟΠΤΙΚ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ΟΡΚΩΤΟΣ ΛΟΓΙΣΤ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ΠΑΝΤΟΠΩΛ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ΠΑΡΑΙΑΤΡΙΚΑ ΕΠΑΓΓΕΛΜΑΤ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ΠΕΡΙΠΤΕΡΑ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ΠΙΛΟΤ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ΠΛΑΚΑ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ΠΟΛΙΤΙΚΟΣ ΜΗΧΑΝΙΚ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ΠΡΟΓΡΑΜΜΑΤΙΣΤΗΣ Η/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ΠΡΟΠΟΝΗΤΗΣ ΙΠΠΟΔΡΟΜΟ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ΠΡΟΠΟΝΗΤΗΣ ΠΟΔΟΣΦΑΙΡΟ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ΠΥΡΟΣΒΕΣΤ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ΠΥΡΟΤΕΧΝΟΥΡΓ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ΠΩΛΗΤΗΣ/ΤΡΙ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ΣΕΡΒΙΤΟΡ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ΣΙΔΗΡΟΥΡΓ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ΣΠΟΥΔΑΣΤΗΣ/ΤΡΙ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ΣΤΡΑΤΙΩΤΙΚ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ΣΥΓΓΡΑΦΕΑ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ΣΥΜΒΑΣΙΟΥΧ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ΣΥΜΒΟΛΑΙΟΓΡΑΦ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ΣΥΜΒΟΥΛΟΣ ΕΠΙΧΕΙΡΗΣΕΩ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ΣΥΝΕΡΓΑΤΗΣ ΒΟΥΛΕΥΤΗ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ΣΥΝΤΑΞΙΟΥΧ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ΣΧΕΔΙΑΣΤΗΣ ΝΑΥΠΗΓ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ΣΧΕΔΙΑΣΤΗΣ/ΤΡΙ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ΣΧΟΛΗ ΟΔΗΓΩ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ΤΑΧΥΔΡΟΜΟΣ-ΜΕΤΑΦΟΡΕ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ΤΕΧΝΙΚΟΣ<text:tab/>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ΤΕΧΝΙΤ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ΤΟΠΟΓΡΑΦ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ΤΟΥΡΙΣΤΙΚΟΣ ΠΡΑΚΤΟΡΑ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ΤΡΑΠΕΖΙΚ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ΤΥΠΟΓΡΑΦ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ΤΥΡΟΚΟΜ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ΥΔΡΑΥΛΙΚ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ΥΛΟΤΟΜ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ΥΠΑΛΛΗΛΟΣ ΓΡΑΦΕΙΟΥ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ΥΠΑΛΛΗΛΟΣ ΔΙΚΑΣΤΗΡΙΩΝ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ΥΠΑΛΛΗΛΟΣ ΚΑΘΑΡΙΟΤΗΤΑ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ΥΠΟΔΗΜΑΤΟΠΟΙ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ΥΦΑΝΤΟΥΡΓ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ΥΧΘΥΟΚΑΛΛΙΕΡΓΗΤΗ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ΦΑΝΟΠΟΙ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ΦΑΡΜΑΚΟΠΟΙ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ΦΟΙΤΗΤΗΣ/ΤΡΙ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ΦΥΛΑΚΑ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ΦΥΣΙΚΟΘΕΡΑΠΕΥΤΗΣ/ΤΡΙΑ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ΦΥΣΙΚ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ΦΩΤΟΓΡΑΦ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ΧΕΙΡ. ΜΗΧ/ΤΩΝ ΟΔΟΠΟΙΙΑ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ΧΗΜΙΚ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ΧΡΥΣΟΧΟΟ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ΨΑΡΑΣ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ΨΥΚΤΙΚΟΣ</text:p>
          </table:table-cell>
          <table:table-cell table:number-columns-repeated="1023"/>
        </table:table-row>
        <table:table-row table:style-name="ro1" table:number-rows-repeated="104838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l" fo:country="G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5P0" style:volatile="true">
      <number:number number:decimal-places="2" loext:min-decimal-places="2" number:min-integer-digits="1" number:grouping="true"/>
      <number:text> </number:text>
      <number:currency-symbol number:language="el" number:country="GR">€</number:currency-symbol>
    </number:currency-style>
    <number:currency-style style:name="N11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l" number:country="GR">€</number:currency-symbol>
      <style:map style:condition="value()&gt;=0" style:apply-style-name="N115P0"/>
    </number:currency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style:font-name="DejaVu Sans" fo:font-family="'DejaVu Sans'" style:font-family-generic="swiss" style:font-pitch="variable" style:font-name-asian="Arial Unicode MS" style:font-family-asian="'Arial Unicode MS'" style:font-family-generic-asian="system" style:font-pitch-asian="variable" style:font-name-complex="DejaVu Sans" style:font-family-complex="'DejaVu Sans'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scale-to="10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DejaVu Sans" fo:font-size="12pt" fo:font-style="normal" fo:text-shadow="none" style:text-underline-style="none" fo:font-weight="normal" style:font-size-asian="12pt" style:font-style-asian="normal" style:font-weight-asian="normal" style:font-name-complex="DejaVu Sans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Φύλλο1" style:display-name="PageStyle_Φύλλο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Σελίδα </text:span><text:span text:style-name="MT1"><text:page-number>1</text:page-number></text:span></text:p>
      </style:footer>
      <style:footer-left style:display="false">
        <text:p><text:span text:style-name="MT1">Σελίδα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29T13:53:26.084185000</meta:creation-date>
    <meta:editing-cycles>1</meta:editing-cycles>
    <meta:editing-duration>P0D</meta:editing-duration>
    <meta:generator>LibreOffice/5.0.5.2$MacOSX_X86_64 LibreOffice_project/55b006a02d247b5f7215fc6ea0fde844b30035b3</meta:generator>
    <meta:document-statistic meta:table-count="1" meta:cell-count="193" meta:object-count="0"/>
  </office:meta>
</office:document-meta>
</file>